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âtes cui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Riz blanc cui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Semoule cu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le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aguet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ain de m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i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cotte Fromen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quinette Fraise /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mme de ter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Origin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Ball Original (1u = 1 bal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Saucisses veggie Tartex (1 = 40g)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Tranches Veggie Tartex (1u = 1 tranch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Apéricube Nature (1u = 1 cub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crème d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au chèvre d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Ma p'tite Vache qui 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Toastinette Vache qui rit pour croque 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ache qui rit nature 16 por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ache qui rit au Leerd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eignet n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rio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ausson aux pom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ouquet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ordina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au beu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chocol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itch f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la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x raisi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vienno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Mini croissant au beu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Mini pain au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Mini chausson aux po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s Choca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s 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s 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ee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ocapic ou duo ou pép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ok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ookie cr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r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Su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Schokob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hocola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Ping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De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Ma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hoco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t Kat Ball (1u = 1 sach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Lion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Milka lait (1u = 1 carré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Milka lait noisettes (1u = 1 carré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Nuts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rquette Lu abricot/fraise/frambo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rquette Lu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hamonix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igolu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ruitolu Lu f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ruitolu Lu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C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van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ranola Lu Lait/chocolat c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ranola extra cookies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Hello Kitty Lu fraise/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Lulu l'ourson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Lulu l'ourson mini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kado Lu (tou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ni BN gouter chocolat/van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ni BN gouter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Napolitain classic individuel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Oreo Clas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aille d'or 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almito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épito Lu chocolat lait/n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brun extra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s cœurs Lu chocol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écolier choco Lu lait/noi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écolier Lu choco bla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im's Lu orange/po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im's Lu Mousse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choco'ba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Petit déj céréales ± ch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'tit Prince Lu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osper Lu Nature (1u = 1 tranch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listo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Shoks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Tuiles amandes Lu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iscuits salés</text:p>
          </table:table-cell>
          <table:table-cell office:value-type="string" calcext:value-type="string">
            <text:p>Tuc original / bacon / from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iscuits salés</text:p>
          </table:table-cell>
          <table:table-cell office:value-type="string" calcext:value-type="string">
            <text:p>Tuc Sésame / crème oignon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9:44:03.683277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5-09-26T20:09:51.921868700</dc:date>
    <meta:editing-duration>PT6H17M52S</meta:editing-duration>
    <meta:editing-cycles>17</meta:editing-cycles>
    <meta:generator>LibreOffice/4.4.2.2$Linux_X86_64 LibreOffice_project/40m0$Build-2</meta:generator>
    <meta:document-statistic meta:table-count="1" meta:cell-count="400" meta:object-count="0"/>
  </office:meta>
</office:document-meta>
</file>